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8a1ba" officeooo:paragraph-rsid="0008a1ba" style:font-size-asian="19.25pt" style:font-size-complex="22pt"/>
    </style:style>
    <style:style style:name="P2" style:family="paragraph" style:parent-style-name="Standard">
      <style:paragraph-properties fo:text-align="start" style:justify-single-word="false"/>
      <style:text-properties fo:font-size="22pt" officeooo:rsid="0008a1ba" officeooo:paragraph-rsid="0008a1ba" style:font-size-asian="19.25pt" style:font-size-complex="22pt"/>
    </style:style>
    <style:style style:name="P3" style:family="paragraph" style:parent-style-name="Standard">
      <style:paragraph-properties fo:text-align="start" style:justify-single-word="false"/>
      <style:text-properties fo:font-size="22pt" officeooo:rsid="000e32d1" officeooo:paragraph-rsid="000e32d1" style:font-size-asian="19.25pt" style:font-size-complex="22pt"/>
    </style:style>
    <style:style style:name="P4" style:family="paragraph" style:parent-style-name="Standard">
      <style:paragraph-properties fo:text-align="start" style:justify-single-word="false"/>
      <style:text-properties fo:font-size="22pt" officeooo:rsid="000f4412" officeooo:paragraph-rsid="000f4412" style:font-size-asian="19.25pt" style:font-size-complex="22pt"/>
    </style:style>
    <style:style style:name="P5" style:family="paragraph" style:parent-style-name="Standard">
      <style:paragraph-properties fo:text-align="start" style:justify-single-word="false"/>
      <style:text-properties officeooo:paragraph-rsid="00109396"/>
    </style:style>
    <style:style style:name="P6" style:family="paragraph" style:parent-style-name="Standard">
      <style:paragraph-properties fo:text-align="start" style:justify-single-word="false"/>
      <style:text-properties fo:font-size="15pt" officeooo:paragraph-rsid="000f4412" style:font-size-asian="15pt" style:font-size-complex="15pt"/>
    </style:style>
    <style:style style:name="P7" style:family="paragraph" style:parent-style-name="Standard">
      <style:paragraph-properties fo:text-align="start" style:justify-single-word="false"/>
      <style:text-properties fo:font-size="15pt" officeooo:rsid="0008a1ba" officeooo:paragraph-rsid="0008a1ba" style:font-size-asian="15pt" style:font-size-complex="15pt"/>
    </style:style>
    <style:style style:name="P8" style:family="paragraph" style:parent-style-name="Standard">
      <style:paragraph-properties fo:text-align="start" style:justify-single-word="false"/>
      <style:text-properties fo:font-size="12pt" officeooo:paragraph-rsid="000f4412" style:font-size-asian="10.5pt" style:font-size-complex="12pt"/>
    </style:style>
    <style:style style:name="P9" style:family="paragraph" style:parent-style-name="Standard">
      <style:paragraph-properties fo:text-align="start" style:justify-single-word="false"/>
      <style:text-properties fo:font-size="12pt" officeooo:rsid="00138b01" officeooo:paragraph-rsid="00138b01" style:font-size-asian="10.5pt" style:font-size-complex="12pt"/>
    </style:style>
    <style:style style:name="P10" style:family="paragraph" style:parent-style-name="Standard">
      <style:paragraph-properties fo:text-align="start" style:justify-single-word="false"/>
      <style:text-properties fo:font-size="12pt" officeooo:rsid="00151a69" officeooo:paragraph-rsid="00151a69" style:font-size-asian="10.5pt" style:font-size-complex="12pt"/>
    </style:style>
    <style:style style:name="P11" style:family="paragraph" style:parent-style-name="Standard">
      <style:paragraph-properties fo:text-align="start" style:justify-single-word="false"/>
      <style:text-properties fo:font-size="12pt" officeooo:rsid="000e32d1" officeooo:paragraph-rsid="000e32d1" style:font-size-asian="10.5pt" style:font-size-complex="12pt"/>
    </style:style>
    <style:style style:name="P12" style:family="paragraph" style:parent-style-name="Standard">
      <style:paragraph-properties fo:text-align="start" style:justify-single-word="false"/>
      <style:text-properties fo:font-size="12pt" officeooo:rsid="000f4412" officeooo:paragraph-rsid="000f4412" style:font-size-asian="10.5pt" style:font-size-complex="12pt"/>
    </style:style>
    <style:style style:name="P13" style:family="paragraph" style:parent-style-name="Standard">
      <style:paragraph-properties fo:text-align="start" style:justify-single-word="false"/>
      <style:text-properties fo:font-size="12pt" officeooo:rsid="001a2fb0" officeooo:paragraph-rsid="001a2fb0"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9777c" style:font-size-asian="10.5pt" style:font-size-complex="12pt"/>
    </style:style>
    <style:style style:name="T3" style:family="text">
      <style:text-properties fo:font-size="12pt" officeooo:rsid="00109396" style:font-size-asian="10.5pt" style:font-size-complex="12pt"/>
    </style:style>
    <style:style style:name="T4" style:family="text">
      <style:text-properties fo:font-size="12pt" officeooo:rsid="00126e31" style:font-size-asian="10.5pt" style:font-size-complex="12pt"/>
    </style:style>
    <style:style style:name="T5" style:family="text">
      <style:text-properties fo:font-size="12pt" officeooo:rsid="001890c3" style:font-size-asian="10.5pt" style:font-size-complex="12pt"/>
    </style:style>
    <style:style style:name="T6" style:family="text">
      <style:text-properties fo:font-size="12pt" officeooo:rsid="001a2fb0" style:font-size-asian="10.5pt" style:font-size-complex="12pt"/>
    </style:style>
    <style:style style:name="T7" style:family="text">
      <style:text-properties fo:font-size="15pt" style:font-size-asian="15pt" style:font-size-complex="15pt"/>
    </style:style>
    <style:style style:name="T8" style:family="text">
      <style:text-properties fo:font-size="15pt" officeooo:rsid="00109396" style:font-size-asian="15pt" style:font-size-complex="15pt"/>
    </style:style>
    <style:style style:name="T9" style:family="text">
      <style:text-properties officeooo:rsid="000b76da"/>
    </style:style>
    <style:style style:name="T10" style:family="text">
      <style:text-properties officeooo:rsid="000f44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de <text:span text:style-name="T9">P</text:span>rogrammation 3</text:p>
      <text:p text:style-name="P1"/>
      <text:p text:style-name="P7">1) <text:s/>Présentation des fonctionnalités</text:p>
      <text:p text:style-name="P2"/>
      <text:p text:style-name="P2"><text:span text:style-name="T1">Notre projet propose, comme demandé dans la consigne, la possibili</text:span><text:span text:style-name="T2">t</text:span><text:span text:style-name="T1">é de jouer seul au pong. </text:span><text:span text:style-name="T2">L’intérêt de cette partie n'était pas vraiment d'offrir un jeu fun à jouer en solo, mais </text:span><text:span text:style-name="T4">plutôt</text:span><text:span text:style-name="T2"> de bien préparer le terrain pour la suite du développement. </text:span></text:p>
      <text:p text:style-name="P2"/>
      <text:p text:style-name="P3"><text:span text:style-name="T1">Le logiciel propose </text:span><text:span text:style-name="T4">également</text:span><text:span text:style-name="T1"> la possibilité de jouer à deux joueurs sur deux </text:span><text:span text:style-name="T5">ordinateurs</text:span><text:span text:style-name="T1"> différents. Il suffit après exécution du programme d'appuyer sur la touche j et d'entrer l'adresse d'un</text:span><text:span text:style-name="T6">e</text:span><text:span text:style-name="T1"> autre </text:span><text:span text:style-name="T6">machine</text:span><text:span text:style-name="T1"> sur lequel le jeu est également en cour </text:span><text:span text:style-name="T4">d’exécution.</text:span><text:span text:style-name="T1"> Attention, si le jeu à deux fonctionne très bien sur des </text:span><text:span text:style-name="T6">machines</text:span><text:span text:style-name="T1"> en réseau local, ce n'est pas le cas pour des </text:span><text:span text:style-name="T6">ordinateurs </text:span><text:span text:style-name="T1">sur des réseaux distant.</text:span></text:p>
      <text:p text:style-name="P11"/>
      <text:p text:style-name="P3"><text:span text:style-name="T1">Nous proposons également un </text:span><text:span text:style-name="T4">système</text:span><text:span text:style-name="T1"> d'anti-triche. En effet </text:span><text:span text:style-name="T3">celons</text:span><text:span text:style-name="T1"> notre implémentation, les deux joueurs sont à la fois serveur et client et chacun prend soin de vérifier que les données </text:span><text:span text:style-name="T3">reçues </text:span><text:span text:style-name="T1">de l'autre joueur sont valides.</text:span></text:p>
      <text:p text:style-name="P11"/>
      <text:p text:style-name="P4"><text:span text:style-name="T1">Nous avons aussi </text:span><text:span text:style-name="T4">implémenté</text:span><text:span text:style-name="T1"> une fonctionnalité bonus qui fait </text:span><text:span text:style-name="T3">apparaître</text:span><text:span text:style-name="T1"> un item de </text:span><text:span text:style-name="T3">manière</text:span><text:span text:style-name="T1"> aléatoire. Si la balle rentre en collision avec cet item elle verra alors sa vitesse augmenter temporairement.</text:span></text:p>
      <text:p text:style-name="P12"/>
      <text:p text:style-name="P4"><text:span text:style-name="T1">Nous proposons aussi un </text:span><text:span text:style-name="T4">système</text:span><text:span text:style-name="T1"> de score afin que les deux joueurs puissent savoir qui gagne la partie.</text:span></text:p>
      <text:p text:style-name="P12"/>
      <text:p text:style-name="P9">Pour finir, nous avons également utilisé les normes javadoc afin de générer une documentation claire et propre.</text:p>
      <text:p text:style-name="P13"/>
      <text:p text:style-name="P6"><text:span text:style-name="T10">2)</text:span> Valorisation du travail réalisé</text:p>
      <text:p text:style-name="P8"/>
      <text:p text:style-name="P9">2.1) Le jeu solo</text:p>
      <text:p text:style-name="P9"/>
      <text:p text:style-name="P9">Pour la partie solo du logiciel, nous avons suivi les consignes du sujet. Nous avons donc créé une classe abstraite PongItem dont hériteront tous les items du jeu. Chaque item contient également une instance d'une classe hitbox. C'est cette classe qui se charge de détecter les collisions entre items et qui constitue la base de notre gestion des événements du jeu.</text:p>
      <text:p text:style-name="P9"/>
      <text:p text:style-name="P10">Pour délimiter le terrain, nous avons choisi de définir les bordures du jeu comme des items possédant leur propre hitbox. Il est ainsi plus aisé de contrôler le comportement des collisions (rebond ou pas) <text:s/>sur les bords du terrain.</text:p>
      <text:p text:style-name="P10"/>
      <text:p text:style-name="P10">...</text:p>
      <text:p text:style-name="P8"/>
      <text:p text:style-name="P8"/>
      <text:p text:style-name="P5"><text:span text:style-name="T8">3) </text:span><text:span text:style-name="T7">Diagramme des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psy </meta:initial-creator>
    <meta:creation-date>2016-01-02T18:46:31.588779609</meta:creation-date>
    <dc:date>2016-01-02T20:16:17.282349444</dc:date>
    <meta:editing-duration>PT47M1S</meta:editing-duration>
    <meta:editing-cycles>13</meta:editing-cycles>
    <meta:generator>LibreOffice/4.2.8.2$Linux_X86_64 LibreOffice_project/420m0$Build-2</meta:generator>
    <dc:creator>Capsy </dc:creator>
    <meta:document-statistic meta:table-count="0" meta:image-count="0" meta:object-count="0" meta:page-count="1" meta:paragraph-count="14" meta:word-count="335" meta:character-count="2042" meta:non-whitespace-character-count="1718"/>
  </office:meta>
</office:document-meta>
</file>